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19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315cm"/>
    </style:style>
    <style:style style:name="gr4" style:family="graphic" style:parent-style-name="standard">
      <style:graphic-properties svg:stroke-color="#ff3333" draw:textarea-vertical-align="middle"/>
    </style:style>
    <style:style style:name="gr5" style:family="graphic" style:parent-style-name="standard">
      <style:graphic-properties svg:stroke-color="#6666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99ff66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10.168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39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33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942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125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074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29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607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353cm"/>
    </style:style>
    <style:style style:name="gr25" style:family="graphic" style:parent-style-name="standard">
      <style:graphic-properties draw:stroke="solid" svg:stroke-color="#000000" draw:fill="none" draw:fill-color="#ffffff" fo:min-height="0.2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2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9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0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12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83cm"/>
    </style:style>
    <style:style style:name="co1" style:family="table-column">
      <style:table-column-properties style:column-width="2.535cm" style:use-optimal-column-width="false"/>
    </style:style>
    <style:style style:name="co2" style:family="table-column">
      <style:table-column-properties style:column-width="1.189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2.697cm" style:use-optimal-column-width="false"/>
    </style:style>
    <style:style style:name="co5" style:family="table-column">
      <style:table-column-properties style:column-width="2.108cm" style:use-optimal-column-width="false"/>
    </style:style>
    <style:style style:name="co6" style:family="table-column">
      <style:table-column-properties style:column-width="1.077cm" style:use-optimal-column-width="false"/>
    </style:style>
    <style:style style:name="co7" style:family="table-column">
      <style:table-column-properties style:column-width="1.362cm" style:use-optimal-column-width="false"/>
    </style:style>
    <style:style style:name="co8" style:family="table-column">
      <style:table-column-properties style:column-width="1.109cm" style:use-optimal-column-width="false"/>
    </style:style>
    <style:style style:name="co9" style:family="table-column">
      <style:table-column-properties style:column-width="1.345cm" style:use-optimal-column-width="false"/>
    </style:style>
    <style:style style:name="co10" style:family="table-column">
      <style:table-column-properties style:column-width="3.481cm" style:use-optimal-column-width="false"/>
    </style:style>
    <style:style style:name="co11" style:family="table-column">
      <style:table-column-properties style:column-width="1.273cm" style:use-optimal-column-width="false"/>
    </style:style>
    <style:style style:name="co12" style:family="table-column">
      <style:table-column-properties style:column-width="2.276cm" style:use-optimal-column-width="false"/>
    </style:style>
    <style:style style:name="co13" style:family="table-column">
      <style:table-column-properties style:column-width="0.838cm" style:use-optimal-column-width="false"/>
    </style:style>
    <style:style style:name="co14" style:family="table-column">
      <style:table-column-properties style:column-width="1.323cm" style:use-optimal-column-width="false"/>
    </style:style>
    <style:style style:name="co15" style:family="table-column">
      <style:table-column-properties style:column-width="0.834cm" style:use-optimal-column-width="false"/>
    </style:style>
    <style:style style:name="co16" style:family="table-column">
      <style:table-column-properties style:column-width="1.203cm" style:use-optimal-column-width="false"/>
    </style:style>
    <style:style style:name="co17" style:family="table-column">
      <style:table-column-properties style:column-width="0.775cm" style:use-optimal-column-width="false"/>
    </style:style>
    <style:style style:name="co18" style:family="table-column">
      <style:table-column-properties style:column-width="1.072cm" style:use-optimal-column-width="false"/>
    </style:style>
    <style:style style:name="co19" style:family="table-column">
      <style:table-column-properties style:column-width="0.787cm" style:use-optimal-column-width="false"/>
    </style:style>
    <style:style style:name="co20" style:family="table-column">
      <style:table-column-properties style:column-width="4.674cm" style:use-optimal-column-width="false"/>
    </style:style>
    <style:style style:name="co21" style:family="table-column">
      <style:table-column-properties style:column-width="1.178cm" style:use-optimal-column-width="false"/>
    </style:style>
    <style:style style:name="co22" style:family="table-column">
      <style:table-column-properties style:column-width="1.452cm" style:use-optimal-column-width="false"/>
    </style:style>
    <style:style style:name="co23" style:family="table-column">
      <style:table-column-properties style:column-width="0.6cm" style:use-optimal-column-width="false"/>
    </style:style>
    <style:style style:name="co24" style:family="table-column">
      <style:table-column-properties style:column-width="2.059cm" style:use-optimal-column-width="false"/>
    </style:style>
    <style:style style:name="co25" style:family="table-column">
      <style:table-column-properties style:column-width="0.618cm" style:use-optimal-column-width="false"/>
    </style:style>
    <style:style style:name="co26" style:family="table-column">
      <style:table-column-properties style:column-width="3.574cm" style:use-optimal-column-width="false"/>
    </style:style>
    <style:style style:name="co27" style:family="table-column">
      <style:table-column-properties style:column-width="2.832cm" style:use-optimal-column-width="false"/>
    </style:style>
    <style:style style:name="ro1" style:family="table-row">
      <style:table-row-properties style:row-height="0.693cm"/>
    </style:style>
    <style:style style:name="ro2" style:family="table-row">
      <style:table-row-properties style:row-height="0.614cm"/>
    </style:style>
    <style:style style:name="ro3" style:family="table-row">
      <style:table-row-properties style:row-height="0.615cm"/>
    </style:style>
    <style:style style:name="ro4" style:family="table-row">
      <style:table-row-properties style:row-height="0.396cm"/>
    </style:style>
    <style:style style:name="ro5" style:family="table-row">
      <style:table-row-properties style:row-height="0.633cm"/>
    </style:style>
    <style:style style:name="ro6" style:family="table-row">
      <style:table-row-properties style:row-height="0.636cm"/>
    </style:style>
    <style:style style:name="ro7" style:family="table-row">
      <style:table-row-properties style:row-height="0.499cm"/>
    </style:style>
    <style:style style:name="ro8" style:family="table-row">
      <style:table-row-properties style:row-height="0.477cm"/>
    </style:style>
    <style:style style:name="ro9" style:family="table-row">
      <style:table-row-properties style:row-height="0.658cm"/>
    </style:style>
    <style:style style:name="ro10" style:family="table-row">
      <style:table-row-properties style:row-height="0.603cm"/>
    </style:style>
    <style:style style:name="ro11" style:family="table-row">
      <style:table-row-properties style:row-height="0.51cm"/>
    </style:style>
    <style:style style:name="ro12" style:family="table-row">
      <style:table-row-properties style:row-height="0.6cm"/>
    </style:style>
    <style:style style:name="ro13" style:family="table-row">
      <style:table-row-properties style:row-height="0.737cm"/>
    </style:style>
    <style:style style:name="ro14" style:family="table-row">
      <style:table-row-properties style:row-height="0.391cm"/>
    </style:style>
    <style:style style:name="ro15" style:family="table-row">
      <style:table-row-properties style:row-height="0.548cm"/>
    </style:style>
    <style:style style:name="ro16" style:family="table-row">
      <style:table-row-properties style:row-height="0.55cm"/>
    </style:style>
    <style:style style:name="ce1" style:family="table-cell">
      <style:graphic-properties style:repeat="repeat"/>
      <style:paragraph-properties fo:border="0.03pt solid #000000"/>
      <style:text-properties fo:font-size="6pt"/>
    </style:style>
    <style:style style:name="ce2" style:family="table-cell">
      <style:graphic-properties style:repeat="repeat"/>
      <style:paragraph-properties fo:border-left="0.03pt solid #000000" fo:border-right="0.03pt solid #000000" fo:border-top="none" fo:border-bottom="0.03pt solid #000000"/>
      <style:text-properties fo:font-size="6pt"/>
    </style:style>
    <style:style style:name="ce3" style:family="table-cell">
      <style:graphic-properties style:repeat="repeat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style:repeat="repeat"/>
      <style:paragraph-properties fo:margin-left="0cm" fo:margin-right="0cm" fo:margin-top="0cm" fo:margin-bottom="0cm" fo:line-height="100%" fo:text-align="start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end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margin-left="0cm" fo:margin-right="0cm" fo:margin-top="0cm" fo:margin-bottom="0cm" fo:line-height="100%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style:repeat="repeat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style:repeat="repeat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style:repeat="repeat"/>
      <style:paragraph-properties fo:margin-left="0cm" fo:margin-right="0cm" fo:margin-top="0cm" fo:margin-bottom="0cm" fo:line-height="100%" fo:text-align="end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style:repeat="repeat"/>
      <style:paragraph-properties fo:margin-left="0cm" fo:margin-right="0cm" fo:margin-top="0cm" fo:margin-bottom="0cm" fo:line-height="100%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style:repeat="repeat"/>
      <style:paragraph-properties fo:text-align="end" fo:border-left="0.03pt solid #000000" fo:border-right="0.03pt solid #000000" fo:border-top="0.03pt solid #000000" fo:border-bottom="none"/>
      <style:text-properties fo:font-size="6pt" style:font-size-asian="6pt" style:font-size-complex="6pt"/>
    </style:style>
    <style:style style:name="ce12" style:family="table-cell">
      <style:graphic-properties style:repeat="repeat"/>
      <style:paragraph-properties fo:border-left="none" fo:border-right="0.03pt solid #000000" fo:border-top="0.03pt solid #000000" fo:border-bottom="none"/>
      <style:text-properties fo:font-size="6pt" style:font-size-asian="6pt" style:font-size-complex="6pt"/>
    </style:style>
    <style:style style:name="ce13" style:family="table-cell">
      <style:graphic-properties style:repeat="repeat"/>
      <style:paragraph-properties fo:text-align="end" fo:border="0.03pt solid #000000"/>
      <style:text-properties fo:font-size="6pt" style:font-size-asian="6pt" style:font-size-complex="6pt"/>
    </style:style>
    <style:style style:name="ce14" style:family="table-cell">
      <style:graphic-properties style:repeat="repeat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end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6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0.889cm" svg:x="2.143cm" svg:y="3.159cm">
          <text:p text:style-name="P1"><text:span text:style-name="T1">reset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20" draw:id="id20" draw:layer="layout" svg:width="1.061cm" svg:height="0.569cm" svg:x="13.274cm" svg:y="3.926cm">
          <draw:text-box>
            <text:p><text:span text:style-name="T2">+5v</text:span></text:p>
          </draw:text-box>
        </draw:frame>
        <draw:frame draw:style-name="gr3" draw:text-style-name="P3" xml:id="id2" draw:id="id2" draw:layer="layout" svg:width="0.815cm" svg:height="0.569cm" svg:x="15.097cm" svg:y="14.147cm">
          <draw:text-box>
            <text:p><text:span text:style-name="T2">18</text:span></text:p>
          </draw:text-box>
        </draw:frame>
        <draw:connector draw:style-name="gr4" draw:text-style-name="P1" draw:layer="layout" svg:x1="15.265cm" svg:y1="11.461cm" svg:x2="15.504cm" svg:y2="14.147cm" draw:start-shape="id1" draw:start-glue-point="2" draw:end-shape="id2" draw:end-glue-point="0" svg:d="M15265 11461v1343h239v1343" svg:viewBox="0 0 240 2687">
          <text:p/>
        </draw:connector>
        <draw:frame draw:style-name="gr3" draw:text-style-name="P3" xml:id="id4" draw:id="id4" draw:layer="layout" svg:width="0.815cm" svg:height="0.569cm" svg:x="14.028cm" svg:y="5.45cm">
          <draw:text-box>
            <text:p><text:span text:style-name="T2">19</text:span></text:p>
          </draw:text-box>
        </draw:frame>
        <draw:connector draw:style-name="gr5" draw:text-style-name="P1" draw:layer="layout" draw:line-skew="1.133cm" svg:x1="14.527cm" svg:y1="9.721cm" svg:x2="14.435cm" svg:y2="6.019cm" draw:start-shape="id3" draw:start-glue-point="0" draw:end-shape="id4" draw:end-glue-point="2" svg:d="M14527 9721v-718h-92v-2984" svg:viewBox="0 0 93 3703">
          <text:p/>
        </draw:connector>
        <draw:frame draw:style-name="gr6" draw:layer="layout" svg:width="8.249cm" svg:height="0.962cm" svg:x="1.006cm" svg:y="19.542cm">
          <draw:text-box>
            <text:p>Shield on top of the arduino</text:p>
          </draw:text-box>
        </draw:frame>
        <draw:frame draw:style-name="gr3" draw:text-style-name="P3" xml:id="id6" draw:id="id6" draw:layer="layout" svg:width="0.815cm" svg:height="0.569cm" svg:x="12.557cm" svg:y="14.975cm">
          <draw:text-box>
            <text:p><text:span text:style-name="T2">20</text:span></text:p>
          </draw:text-box>
        </draw:frame>
        <draw:frame draw:style-name="gr3" draw:text-style-name="P3" xml:id="id8" draw:id="id8" draw:layer="layout" svg:width="0.815cm" svg:height="0.569cm" svg:x="13.393cm" svg:y="14.274cm">
          <draw:text-box>
            <text:p><text:span text:style-name="T2">21</text:span></text:p>
          </draw:text-box>
        </draw:frame>
        <draw:connector draw:style-name="gr7" draw:text-style-name="P1" draw:layer="layout" draw:line-skew="-0.478cm" svg:x1="12.979cm" svg:y1="11.48cm" svg:x2="12.964cm" svg:y2="14.975cm" draw:start-shape="id5" draw:start-glue-point="2" draw:end-shape="id6" draw:end-glue-point="0" svg:d="M12979 11480v1270h-15v2225" svg:viewBox="0 0 16 3496">
          <text:p/>
        </draw:connector>
        <draw:connector draw:style-name="gr8" draw:text-style-name="P1" draw:layer="layout" svg:x1="13.741cm" svg:y1="11.48cm" svg:x2="13.8cm" svg:y2="14.274cm" draw:start-shape="id7" draw:start-glue-point="2" draw:end-shape="id8" draw:end-glue-point="0" svg:d="M13741 11480v1397h59v1397" svg:viewBox="0 0 60 2795">
          <text:p/>
        </draw:connector>
        <draw:custom-shape draw:style-name="gr9" draw:text-style-name="P1" draw:layer="layout" svg:width="10.668cm" svg:height="0.762cm" svg:x="10.312cm" svg:y="10.21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0.762cm" svg:height="0.489cm" svg:x="16.408cm" svg:y="10.972cm">
          <draw:text-box draw:corner-radius="0.127cm">
            <text:p><text:span text:style-name="T3">17</text:span></text:p>
          </draw:text-box>
        </draw:frame>
        <draw:frame draw:style-name="gr10" draw:text-style-name="P4" draw:layer="layout" svg:width="0.738cm" svg:height="0.489cm" svg:x="17.17cm" svg:y="10.972cm">
          <draw:text-box draw:corner-radius="0.127cm">
            <text:p><text:span text:style-name="T3">19</text:span></text:p>
          </draw:text-box>
        </draw:frame>
        <draw:frame draw:style-name="gr10" draw:text-style-name="P4" draw:layer="layout" svg:width="0.762cm" svg:height="0.489cm" svg:x="17.932cm" svg:y="10.972cm">
          <draw:text-box draw:corner-radius="0.127cm">
            <text:p><text:span text:style-name="T3">21</text:span></text:p>
          </draw:text-box>
        </draw:frame>
        <draw:frame draw:style-name="gr10" draw:text-style-name="P4" draw:layer="layout" svg:width="0.762cm" svg:height="0.489cm" svg:x="18.694cm" svg:y="10.972cm">
          <draw:text-box draw:corner-radius="0.127cm">
            <text:p><text:span text:style-name="T3">23</text:span></text:p>
          </draw:text-box>
        </draw:frame>
        <draw:frame draw:style-name="gr10" draw:text-style-name="P4" draw:layer="layout" svg:width="0.762cm" svg:height="0.489cm" svg:x="19.456cm" svg:y="10.972cm">
          <draw:text-box draw:corner-radius="0.127cm">
            <text:p><text:span text:style-name="T3">25</text:span></text:p>
          </draw:text-box>
        </draw:frame>
        <draw:frame draw:style-name="gr11" draw:text-style-name="P4" xml:id="id9" draw:id="id9" draw:layer="layout" svg:width="0.762cm" svg:height="0.489cm" svg:x="10.312cm" svg:y="10.991cm">
          <draw:text-box draw:corner-radius="0.127cm">
            <text:p><text:span text:style-name="T3">1</text:span></text:p>
          </draw:text-box>
        </draw:frame>
        <draw:frame draw:style-name="gr11" draw:text-style-name="P4" xml:id="id11" draw:id="id11" draw:layer="layout" svg:width="0.762cm" svg:height="0.489cm" svg:x="11.074cm" svg:y="10.991cm">
          <draw:text-box draw:corner-radius="0.127cm">
            <text:p><text:span text:style-name="T3">3</text:span></text:p>
          </draw:text-box>
        </draw:frame>
        <draw:frame draw:style-name="gr11" draw:text-style-name="P4" xml:id="id15" draw:id="id15" draw:layer="layout" svg:width="0.762cm" svg:height="0.489cm" svg:x="11.836cm" svg:y="10.972cm">
          <draw:text-box draw:corner-radius="0.127cm">
            <text:p><text:span text:style-name="T3">5</text:span></text:p>
          </draw:text-box>
        </draw:frame>
        <draw:frame draw:style-name="gr11" draw:text-style-name="P4" xml:id="id5" draw:id="id5" draw:layer="layout" svg:width="0.762cm" svg:height="0.489cm" svg:x="12.598cm" svg:y="10.991cm">
          <draw:text-box draw:corner-radius="0.127cm">
            <text:p><text:span text:style-name="T3">7</text:span></text:p>
          </draw:text-box>
        </draw:frame>
        <draw:frame draw:style-name="gr10" draw:text-style-name="P4" xml:id="id7" draw:id="id7" draw:layer="layout" svg:width="0.762cm" svg:height="0.489cm" svg:x="13.36cm" svg:y="10.991cm">
          <draw:text-box draw:corner-radius="0.127cm">
            <text:p><text:span text:style-name="T3">9</text:span></text:p>
          </draw:text-box>
        </draw:frame>
        <draw:frame draw:style-name="gr10" draw:text-style-name="P4" xml:id="id21" draw:id="id21" draw:layer="layout" svg:width="0.762cm" svg:height="0.489cm" svg:x="14.122cm" svg:y="10.972cm">
          <draw:text-box draw:corner-radius="0.127cm">
            <text:p><text:span text:style-name="T3">11</text:span></text:p>
          </draw:text-box>
        </draw:frame>
        <draw:frame draw:style-name="gr10" draw:text-style-name="P4" xml:id="id1" draw:id="id1" draw:layer="layout" svg:width="0.762cm" svg:height="0.489cm" svg:x="14.884cm" svg:y="10.972cm">
          <draw:text-box draw:corner-radius="0.127cm">
            <text:p><text:span text:style-name="T3">13</text:span></text:p>
          </draw:text-box>
        </draw:frame>
        <draw:frame draw:style-name="gr10" draw:text-style-name="P4" xml:id="id25" draw:id="id25" draw:layer="layout" svg:width="0.762cm" svg:height="0.489cm" svg:x="15.646cm" svg:y="10.972cm">
          <draw:text-box draw:corner-radius="0.127cm">
            <text:p><text:span text:style-name="T3">15</text:span></text:p>
          </draw:text-box>
        </draw:frame>
        <draw:frame draw:style-name="gr10" draw:text-style-name="P4" draw:layer="layout" svg:width="0.762cm" svg:height="0.489cm" svg:x="16.432cm" svg:y="9.721cm">
          <draw:text-box draw:corner-radius="0.127cm">
            <text:p><text:span text:style-name="T3">18</text:span></text:p>
          </draw:text-box>
        </draw:frame>
        <draw:frame draw:style-name="gr10" draw:text-style-name="P4" draw:layer="layout" svg:width="0.762cm" svg:height="0.489cm" svg:x="17.879cm" svg:y="9.721cm">
          <draw:text-box draw:corner-radius="0.127cm">
            <text:p><text:span text:style-name="T3">22</text:span></text:p>
          </draw:text-box>
        </draw:frame>
        <draw:frame draw:style-name="gr10" draw:text-style-name="P4" draw:layer="layout" svg:width="0.762cm" svg:height="0.489cm" svg:x="18.641cm" svg:y="9.721cm">
          <draw:text-box draw:corner-radius="0.127cm">
            <text:p><text:span text:style-name="T3">24</text:span></text:p>
          </draw:text-box>
        </draw:frame>
        <draw:frame draw:style-name="gr10" draw:text-style-name="P4" draw:layer="layout" svg:width="0.762cm" svg:height="0.489cm" svg:x="19.403cm" svg:y="9.721cm">
          <draw:text-box draw:corner-radius="0.127cm">
            <text:p><text:span text:style-name="T3">26</text:span></text:p>
          </draw:text-box>
        </draw:frame>
        <draw:frame draw:style-name="gr11" draw:text-style-name="P4" xml:id="id28" draw:id="id28" draw:layer="layout" svg:width="0.762cm" svg:height="0.489cm" svg:x="10.312cm" svg:y="9.702cm">
          <draw:text-box draw:corner-radius="0.127cm">
            <text:p><text:span text:style-name="T3">2</text:span></text:p>
          </draw:text-box>
        </draw:frame>
        <draw:frame draw:style-name="gr11" draw:text-style-name="P4" xml:id="id13" draw:id="id13" draw:layer="layout" svg:width="0.762cm" svg:height="0.489cm" svg:x="11.074cm" svg:y="9.702cm">
          <draw:text-box draw:corner-radius="0.127cm">
            <text:p><text:span text:style-name="T3">4</text:span></text:p>
          </draw:text-box>
        </draw:frame>
        <draw:frame draw:style-name="gr10" draw:text-style-name="P4" xml:id="id17" draw:id="id17" draw:layer="layout" svg:width="0.762cm" svg:height="0.489cm" svg:x="11.836cm" svg:y="9.702cm">
          <draw:text-box draw:corner-radius="0.127cm">
            <text:p><text:span text:style-name="T3">6</text:span></text:p>
          </draw:text-box>
        </draw:frame>
        <draw:frame draw:style-name="gr10" draw:text-style-name="P4" xml:id="id19" draw:id="id19" draw:layer="layout" svg:width="0.786cm" svg:height="0.489cm" svg:x="13.36cm" svg:y="9.721cm">
          <draw:text-box draw:corner-radius="0.127cm">
            <text:p><text:span text:style-name="T3">10</text:span></text:p>
          </draw:text-box>
        </draw:frame>
        <draw:frame draw:style-name="gr10" draw:text-style-name="P4" xml:id="id3" draw:id="id3" draw:layer="layout" svg:width="0.762cm" svg:height="0.489cm" svg:x="14.146cm" svg:y="9.721cm">
          <draw:text-box draw:corner-radius="0.127cm">
            <text:p><text:span text:style-name="T3">12</text:span></text:p>
          </draw:text-box>
        </draw:frame>
        <draw:frame draw:style-name="gr10" draw:text-style-name="P4" xml:id="id23" draw:id="id23" draw:layer="layout" svg:width="0.762cm" svg:height="0.489cm" svg:x="14.908cm" svg:y="9.721cm">
          <draw:text-box draw:corner-radius="0.127cm">
            <text:p><text:span text:style-name="T3">14</text:span></text:p>
          </draw:text-box>
        </draw:frame>
        <draw:frame draw:style-name="gr10" draw:text-style-name="P4" draw:layer="layout" svg:width="0.762cm" svg:height="0.489cm" svg:x="15.67cm" svg:y="9.721cm">
          <draw:text-box draw:corner-radius="0.127cm">
            <text:p><text:span text:style-name="T3">16</text:span></text:p>
          </draw:text-box>
        </draw:frame>
        <draw:frame draw:style-name="gr10" draw:text-style-name="P4" draw:layer="layout" svg:width="0.762cm" svg:height="0.489cm" svg:x="20.218cm" svg:y="10.972cm">
          <draw:text-box draw:corner-radius="0.127cm">
            <text:p><text:span text:style-name="T3">27</text:span></text:p>
          </draw:text-box>
        </draw:frame>
        <draw:frame draw:style-name="gr10" draw:text-style-name="P4" draw:layer="layout" svg:width="0.762cm" svg:height="0.489cm" svg:x="20.218cm" svg:y="9.721cm">
          <draw:text-box draw:corner-radius="0.127cm">
            <text:p><text:span text:style-name="T3">28</text:span></text:p>
          </draw:text-box>
        </draw:frame>
        <draw:frame draw:style-name="gr12" draw:text-style-name="P3" xml:id="id10" draw:id="id10" draw:layer="layout" svg:width="1.442cm" svg:height="0.569cm" svg:x="8.493cm" svg:y="14.594cm">
          <draw:text-box>
            <text:p><text:span text:style-name="T2">Ground</text:span></text:p>
          </draw:text-box>
        </draw:frame>
        <draw:connector draw:style-name="gr13" draw:text-style-name="P1" draw:layer="layout" svg:x1="10.693cm" svg:y1="11.48cm" svg:x2="9.214cm" svg:y2="14.594cm" draw:start-shape="id9" draw:start-glue-point="2" draw:end-shape="id10" svg:d="M10693 11480v1557h-1479v1557" svg:viewBox="0 0 1480 3115">
          <text:p/>
        </draw:connector>
        <draw:frame draw:style-name="gr3" draw:text-style-name="P3" xml:id="id27" draw:id="id27" draw:layer="layout" svg:width="0.815cm" svg:height="0.569cm" svg:x="10.345cm" svg:y="6.339cm">
          <draw:text-box>
            <text:p><text:span text:style-name="T2">32</text:span></text:p>
          </draw:text-box>
        </draw:frame>
        <draw:frame draw:style-name="gr3" draw:text-style-name="P3" xml:id="id12" draw:id="id12" draw:layer="layout" svg:width="0.815cm" svg:height="0.569cm" svg:x="11.033cm" svg:y="13.131cm">
          <draw:text-box>
            <text:p><text:span text:style-name="T2">2</text:span></text:p>
          </draw:text-box>
        </draw:frame>
        <draw:connector draw:style-name="gr13" draw:text-style-name="P1" draw:layer="layout" svg:x1="11.455cm" svg:y1="11.48cm" svg:x2="11.44cm" svg:y2="13.131cm" draw:start-shape="id11" draw:start-glue-point="2" draw:end-shape="id12" draw:end-glue-point="0" svg:d="M11455 11480v826h-15v825" svg:viewBox="0 0 16 1652">
          <text:p/>
        </draw:connector>
        <draw:frame draw:style-name="gr3" draw:text-style-name="P3" xml:id="id14" draw:id="id14" draw:layer="layout" svg:width="0.815cm" svg:height="0.569cm" svg:x="11.107cm" svg:y="5.384cm">
          <draw:text-box>
            <text:p><text:span text:style-name="T2">33</text:span></text:p>
          </draw:text-box>
        </draw:frame>
        <draw:connector draw:style-name="gr13" draw:text-style-name="P1" draw:layer="layout" svg:x1="11.455cm" svg:y1="9.702cm" svg:x2="11.514cm" svg:y2="5.953cm" draw:start-shape="id13" draw:start-glue-point="0" draw:end-shape="id14" draw:end-glue-point="2" svg:d="M11455 9702v-1874h59v-1875" svg:viewBox="0 0 60 3750">
          <text:p/>
        </draw:connector>
        <draw:frame draw:style-name="gr3" draw:text-style-name="P3" xml:id="id16" draw:id="id16" draw:layer="layout" svg:width="0.815cm" svg:height="0.569cm" svg:x="11.795cm" svg:y="14.213cm">
          <draw:text-box>
            <text:p><text:span text:style-name="T2">34</text:span></text:p>
          </draw:text-box>
        </draw:frame>
        <draw:connector draw:style-name="gr13" draw:text-style-name="P1" draw:layer="layout" svg:x1="12.217cm" svg:y1="11.461cm" svg:x2="12.202cm" svg:y2="14.213cm" draw:start-shape="id15" draw:start-glue-point="2" draw:end-shape="id16" draw:end-glue-point="0" svg:d="M12217 11461v1376h-15v1376" svg:viewBox="0 0 16 2753">
          <text:p/>
        </draw:connector>
        <draw:frame draw:style-name="gr3" draw:text-style-name="P3" xml:id="id18" draw:id="id18" draw:layer="layout" svg:width="0.815cm" svg:height="0.569cm" svg:x="11.869cm" svg:y="6.273cm">
          <draw:text-box>
            <text:p><text:span text:style-name="T2">35</text:span></text:p>
          </draw:text-box>
        </draw:frame>
        <draw:connector draw:style-name="gr13" draw:text-style-name="P1" draw:layer="layout" svg:x1="12.217cm" svg:y1="9.702cm" svg:x2="12.276cm" svg:y2="6.842cm" draw:start-shape="id17" draw:start-glue-point="0" draw:end-shape="id18" draw:end-glue-point="2" svg:d="M12217 9702v-1430h59v-1430" svg:viewBox="0 0 60 2861">
          <text:p/>
        </draw:connector>
        <draw:connector draw:style-name="gr13" draw:text-style-name="P1" draw:layer="layout" draw:line-skew="1.293cm" svg:x1="13.753cm" svg:y1="9.721cm" svg:x2="13.804cm" svg:y2="4.495cm" draw:start-shape="id19" draw:start-glue-point="0" draw:end-shape="id20" draw:end-glue-point="2" svg:d="M13753 9721v-1320h51v-3906" svg:viewBox="0 0 52 5227">
          <text:p/>
        </draw:connector>
        <draw:frame draw:style-name="gr2" draw:text-style-name="P3" xml:id="id22" draw:id="id22" draw:layer="layout" svg:width="1.061cm" svg:height="0.569cm" svg:x="14.081cm" svg:y="15.417cm">
          <draw:text-box>
            <text:p><text:span text:style-name="T2">+5v</text:span></text:p>
          </draw:text-box>
        </draw:frame>
        <draw:connector draw:style-name="gr13" draw:text-style-name="P1" draw:layer="layout" draw:line-skew="-0.922cm" svg:x1="14.503cm" svg:y1="11.461cm" svg:x2="14.611cm" svg:y2="15.417cm" draw:start-shape="id21" draw:start-glue-point="2" draw:end-shape="id22" draw:end-glue-point="0" svg:d="M14503 11461v1056h108v2900" svg:viewBox="0 0 109 3957">
          <text:p/>
        </draw:connector>
        <draw:frame draw:style-name="gr3" draw:text-style-name="P3" xml:id="id24" draw:id="id24" draw:layer="layout" svg:width="0.896cm" svg:height="0.569cm" svg:x="14.97cm" svg:y="6.146cm">
          <draw:text-box>
            <text:p><text:span text:style-name="T2">36 </text:span></text:p>
          </draw:text-box>
        </draw:frame>
        <draw:frame draw:style-name="gr3" draw:text-style-name="P3" xml:id="id26" draw:id="id26" draw:layer="layout" svg:width="0.815cm" svg:height="0.569cm" svg:x="15.806cm" svg:y="15.163cm">
          <draw:text-box>
            <text:p><text:span text:style-name="T2">37</text:span></text:p>
          </draw:text-box>
        </draw:frame>
        <draw:connector draw:style-name="gr13" draw:text-style-name="P1" draw:layer="layout" svg:x1="15.289cm" svg:y1="9.721cm" svg:x2="15.418cm" svg:y2="6.715cm" draw:start-shape="id23" draw:start-glue-point="0" draw:end-shape="id24" draw:end-glue-point="2" svg:d="M15289 9721v-1503h129v-1503" svg:viewBox="0 0 130 3007">
          <text:p/>
        </draw:connector>
        <draw:connector draw:style-name="gr13" draw:text-style-name="P1" draw:layer="layout" svg:x1="16.027cm" svg:y1="11.461cm" svg:x2="16.213cm" svg:y2="15.163cm" draw:start-shape="id25" draw:start-glue-point="2" draw:end-shape="id26" draw:end-glue-point="0" svg:d="M16027 11461v1851h186v1851" svg:viewBox="0 0 187 3703">
          <text:p/>
        </draw:connector>
        <draw:connector draw:style-name="gr13" draw:text-style-name="P1" draw:layer="layout" svg:x1="10.752cm" svg:y1="6.908cm" svg:x2="10.693cm" svg:y2="9.702cm" draw:start-shape="id27" draw:start-glue-point="2" draw:end-shape="id28" draw:end-glue-point="0" svg:d="M10752 6908v1397h-59v1397" svg:viewBox="0 0 60 2795">
          <text:p/>
        </draw:connector>
      </draw:page>
      <draw:page draw:name="page2" draw:style-name="dp1" draw:master-page-name="Default">
        <draw:frame draw:style-name="gr14" draw:text-style-name="P4" draw:layer="layout" svg:width="4.38cm" svg:height="0.489cm" svg:x="1.127cm" svg:y="1.127cm">
          <draw:text-box>
            <text:p><text:span text:style-name="T3">Hall effect sensor on the right front wheel</text:span></text:p>
          </draw:text-box>
        </draw:frame>
        <draw:frame draw:style-name="standard" draw:layer="layout" svg:width="10.359cm" svg:height="2.535cm" svg:x="1.14cm" svg:y="1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ensor wire color</text:span></text:p>
              </table:table-cell>
              <table:table-cell>
                <text:p><text:span text:style-name="T4">label</text:span></text:p>
              </table:table-cell>
              <table:table-cell>
                <text:p><text:span text:style-name="T4">Circuit wire color</text:span></text:p>
              </table:table-cell>
              <table:table-cell>
                <text:p><text:span text:style-name="T4">description</text:span></text:p>
              </table:table-cell>
              <table:table-cell>
                <text:p><text:span text:style-name="T4">location</text:span></text:p>
              </table:table-cell>
            </table:table-row>
            <table:table-row table:style-name="ro2" table:default-cell-style-name="ce2">
              <table:table-cell>
                <text:p><text:span text:style-name="T4">black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orange</text:span></text:p>
              </table:table-cell>
              <table:table-cell>
                <text:p><text:span text:style-name="T4">ground</text:span></text:p>
              </table:table-cell>
              <table:table-cell>
                <text:p><text:span text:style-name="T4">ground</text:span></text:p>
              </table:table-cell>
            </table:table-row>
            <table:table-row table:style-name="ro2" table:default-cell-style-name="ce1">
              <table:table-cell>
                <text:p><text:span text:style-name="T4">blue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brown</text:span></text:p>
              </table:table-cell>
              <table:table-cell>
                <text:p><text:span text:style-name="T4">Signal pin 2</text:span></text:p>
              </table:table-cell>
              <table:table-cell>
                <text:p><text:span text:style-name="T4">Ide 3</text:span></text:p>
              </table:table-cell>
            </table:table-row>
            <table:table-row table:style-name="ro3" table:default-cell-style-name="ce1">
              <table:table-cell>
                <text:p><text:span text:style-name="T4">red</text:span></text:p>
              </table:table-cell>
              <table:table-cell>
                <text:p><text:span text:style-name="T4">15</text:span></text:p>
              </table:table-cell>
              <table:table-cell>
                <text:p><text:span text:style-name="T4">yellow</text:span></text:p>
              </table:table-cell>
              <table:table-cell>
                <text:p><text:span text:style-name="T4">+5v dc</text:span></text:p>
              </table:table-cell>
              <table:table-cell>
                <text:p><text:span text:style-name="T4">+5vd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4" draw:layer="layout" svg:width="1.344cm" svg:height="0.489cm" svg:x="1.053cm" svg:y="4.829cm">
          <draw:text-box>
            <text:p><text:span text:style-name="T3">compass</text:span></text:p>
          </draw:text-box>
        </draw:frame>
        <draw:frame draw:style-name="standard" draw:layer="layout" svg:width="3.547cm" svg:height="2.297cm" svg:x="1.078cm" svg:y="5.22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4" table:default-cell-style-name="ce1">
              <table:table-cell>
                <text:p><text:span text:style-name="T4">red</text:span></text:p>
              </table:table-cell>
              <table:table-cell>
                <text:p><text:span text:style-name="T4">+5v dc</text:span></text:p>
              </table:table-cell>
              <table:table-cell>
                <text:p><text:span text:style-name="T4">Ide 10</text:span></text:p>
              </table:table-cell>
            </table:table-row>
            <table:table-row table:style-name="ro5" table:default-cell-style-name="ce1">
              <table:table-cell>
                <text:p><text:span text:style-name="T4">black</text:span></text:p>
              </table:table-cell>
              <table:table-cell>
                <text:p><text:span text:style-name="T4">ground</text:span></text:p>
              </table:table-cell>
              <table:table-cell>
                <text:p><text:span text:style-name="T4">ground</text:span></text:p>
              </table:table-cell>
            </table:table-row>
            <table:table-row table:style-name="ro5" table:default-cell-style-name="ce1">
              <table:table-cell>
                <text:p><text:span text:style-name="T4">white</text:span></text:p>
              </table:table-cell>
              <table:table-cell>
                <text:p><text:span text:style-name="T4">SDA, 20</text:span></text:p>
              </table:table-cell>
              <table:table-cell>
                <text:p><text:span text:style-name="T4">Ide 7</text:span></text:p>
              </table:table-cell>
            </table:table-row>
            <table:table-row table:style-name="ro6" table:default-cell-style-name="ce1">
              <table:table-cell>
                <text:p><text:span text:style-name="T4">green</text:span></text:p>
              </table:table-cell>
              <table:table-cell>
                <text:p><text:span text:style-name="T4">SCL, 21</text:span></text:p>
              </table:table-cell>
              <table:table-cell>
                <text:p><text:span text:style-name="T4">Ide 9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frame draw:style-name="gr16" draw:text-style-name="P5" draw:layer="layout" svg:width="1.751cm" svg:height="0.645cm" svg:x="2.271cm" svg:y="1.094cm">
          <draw:text-box>
            <text:p><text:span text:style-name="T1">steering</text:span></text:p>
          </draw:text-box>
        </draw:frame>
        <draw:frame draw:style-name="gr17" draw:text-style-name="P5" draw:layer="layout" svg:width="1.73cm" svg:height="0.645cm" svg:x="2.934cm" svg:y="1.856cm">
          <draw:text-box>
            <text:p><text:span text:style-name="T1">parallax</text:span></text:p>
          </draw:text-box>
        </draw:frame>
        <draw:frame draw:style-name="gr18" draw:text-style-name="P4" draw:layer="layout" svg:width="0.625cm" svg:height="0.489cm" svg:x="2.553cm" svg:y="2.755cm">
          <draw:text-box>
            <text:p><text:span text:style-name="T3">+</text:span></text:p>
          </draw:text-box>
        </draw:frame>
        <draw:frame draw:style-name="gr19" draw:text-style-name="P4" draw:layer="layout" svg:width="0.574cm" svg:height="0.489cm" svg:x="2.553cm" svg:y="3.409cm">
          <draw:text-box>
            <text:p><text:span text:style-name="T3">-</text:span></text:p>
          </draw:text-box>
        </draw:frame>
        <draw:frame draw:style-name="gr20" draw:text-style-name="P4" draw:layer="layout" svg:width="0.79cm" svg:height="0.489cm" svg:x="4.585cm" svg:y="2.774cm">
          <draw:text-box>
            <text:p><text:span text:style-name="T3">m2</text:span></text:p>
          </draw:text-box>
        </draw:frame>
        <draw:frame draw:style-name="gr20" draw:text-style-name="P4" draw:layer="layout" svg:width="0.79cm" svg:height="0.489cm" svg:x="4.585cm" svg:y="3.409cm">
          <draw:text-box>
            <text:p><text:span text:style-name="T3">m1</text:span></text:p>
          </draw:text-box>
        </draw:frame>
        <draw:frame draw:style-name="gr21" draw:text-style-name="P4" draw:layer="layout" svg:width="1.107cm" svg:height="0.489cm" svg:x="3.315cm" svg:y="2.755cm">
          <draw:text-box>
            <text:p><text:span text:style-name="T3">JBRW</text:span></text:p>
          </draw:text-box>
        </draw:frame>
        <draw:custom-shape draw:style-name="gr22" draw:text-style-name="P1" draw:layer="layout" svg:width="3.048cm" svg:height="2.159cm" svg:x="2.426cm" svg:y="1.866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.426cm" svg:y1="2.501cm" svg:x2="5.474cm" svg:y2="2.501cm">
          <text:p/>
        </draw:line>
        <draw:frame draw:style-name="gr24" draw:layer="layout" svg:width="0.853cm" svg:height="1.187cm" svg:x="21.415cm" svg:y="3.562cm">
          <draw:text-box>
            <text:p/>
          </draw:text-box>
        </draw:frame>
        <draw:frame draw:style-name="gr25" draw:text-style-name="P4" draw:layer="layout" svg:width="0.381cm" svg:height="0.489cm" svg:x="18.268cm" svg:y="7.369cm">
          <draw:text-box>
            <text:p><text:span text:style-name="T3">1</text:span></text:p>
          </draw:text-box>
        </draw:frame>
        <draw:frame draw:style-name="gr25" draw:text-style-name="P4" draw:layer="layout" svg:width="0.381cm" svg:height="0.489cm" svg:x="18.268cm" svg:y="7.985cm">
          <draw:text-box>
            <text:p><text:span text:style-name="T3">2</text:span></text:p>
          </draw:text-box>
        </draw:frame>
        <draw:frame draw:style-name="gr25" draw:text-style-name="P4" draw:layer="layout" svg:width="0.381cm" svg:height="0.489cm" svg:x="18.268cm" svg:y="8.639cm">
          <draw:text-box>
            <text:p><text:span text:style-name="T3">3</text:span></text:p>
          </draw:text-box>
        </draw:frame>
        <draw:frame draw:style-name="gr25" draw:text-style-name="P4" draw:layer="layout" svg:width="0.381cm" svg:height="0.489cm" svg:x="18.268cm" svg:y="9.274cm">
          <draw:text-box>
            <text:p><text:span text:style-name="T3">4</text:span></text:p>
          </draw:text-box>
        </draw:frame>
        <draw:frame draw:style-name="gr25" draw:text-style-name="P4" draw:layer="layout" svg:width="0.381cm" svg:height="0.489cm" svg:x="18.268cm" svg:y="9.89cm">
          <draw:text-box>
            <text:p><text:span text:style-name="T3">5</text:span></text:p>
          </draw:text-box>
        </draw:frame>
        <draw:frame draw:style-name="gr25" draw:text-style-name="P4" draw:layer="layout" svg:width="0.381cm" svg:height="0.489cm" svg:x="18.268cm" svg:y="10.817cm">
          <draw:text-box>
            <text:p><text:span text:style-name="T3">6</text:span></text:p>
          </draw:text-box>
        </draw:frame>
        <draw:frame draw:style-name="gr25" draw:text-style-name="P4" draw:layer="layout" svg:width="0.381cm" svg:height="0.489cm" svg:x="18.268cm" svg:y="11.433cm">
          <draw:text-box>
            <text:p><text:span text:style-name="T3">7</text:span></text:p>
          </draw:text-box>
        </draw:frame>
        <draw:frame draw:style-name="gr25" draw:text-style-name="P4" draw:layer="layout" svg:width="0.381cm" svg:height="0.489cm" svg:x="18.268cm" svg:y="12.068cm">
          <draw:text-box>
            <text:p><text:span text:style-name="T3">8</text:span></text:p>
          </draw:text-box>
        </draw:frame>
        <draw:custom-shape draw:style-name="gr22" draw:text-style-name="P1" draw:layer="layout" svg:width="0.254cm" svg:height="0.254cm" svg:x="18.776cm" svg:y="10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54cm" svg:height="0.254cm" svg:x="19.157cm" svg:y="10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54cm" svg:height="0.254cm" svg:x="18.776cm" svg:y="12.6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54cm" svg:height="0.254cm" svg:x="19.157cm" svg:y="12.684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0.381cm" svg:height="0.489cm" svg:x="19.538cm" svg:y="7.369cm">
          <draw:text-box>
            <text:p><text:span text:style-name="T3">1</text:span></text:p>
          </draw:text-box>
        </draw:frame>
        <draw:frame draw:style-name="gr25" draw:text-style-name="P4" draw:layer="layout" svg:width="0.381cm" svg:height="0.489cm" svg:x="19.538cm" svg:y="7.985cm">
          <draw:text-box>
            <text:p><text:span text:style-name="T3">2</text:span></text:p>
          </draw:text-box>
        </draw:frame>
        <draw:frame draw:style-name="gr25" draw:text-style-name="P4" draw:layer="layout" svg:width="0.381cm" svg:height="0.489cm" svg:x="19.538cm" svg:y="8.639cm">
          <draw:text-box>
            <text:p><text:span text:style-name="T3">3</text:span></text:p>
          </draw:text-box>
        </draw:frame>
        <draw:frame draw:style-name="gr25" draw:text-style-name="P4" draw:layer="layout" svg:width="0.381cm" svg:height="0.489cm" svg:x="19.538cm" svg:y="9.274cm">
          <draw:text-box>
            <text:p><text:span text:style-name="T3">4</text:span></text:p>
          </draw:text-box>
        </draw:frame>
        <draw:frame draw:style-name="gr25" draw:text-style-name="P4" draw:layer="layout" svg:width="0.381cm" svg:height="0.489cm" svg:x="19.538cm" svg:y="9.89cm">
          <draw:text-box>
            <text:p><text:span text:style-name="T3">5</text:span></text:p>
          </draw:text-box>
        </draw:frame>
        <draw:frame draw:style-name="gr25" draw:text-style-name="P4" draw:layer="layout" svg:width="0.381cm" svg:height="0.489cm" svg:x="19.538cm" svg:y="10.817cm">
          <draw:text-box>
            <text:p><text:span text:style-name="T3">6</text:span></text:p>
          </draw:text-box>
        </draw:frame>
        <draw:frame draw:style-name="gr25" draw:text-style-name="P4" draw:layer="layout" svg:width="0.381cm" svg:height="0.489cm" svg:x="19.538cm" svg:y="11.433cm">
          <draw:text-box>
            <text:p><text:span text:style-name="T3">7</text:span></text:p>
          </draw:text-box>
        </draw:frame>
        <draw:frame draw:style-name="gr25" draw:text-style-name="P4" draw:layer="layout" svg:width="0.381cm" svg:height="0.489cm" svg:x="19.538cm" svg:y="12.068cm">
          <draw:text-box>
            <text:p><text:span text:style-name="T3">8</text:span></text:p>
          </draw:text-box>
        </draw:frame>
        <draw:frame draw:style-name="gr26" draw:text-style-name="P4" draw:layer="layout" svg:width="0.79cm" svg:height="0.489cm" svg:x="18.014cm" svg:y="6.734cm">
          <draw:text-box>
            <text:p><text:span text:style-name="T3">left</text:span></text:p>
          </draw:text-box>
        </draw:frame>
        <draw:frame draw:style-name="gr27" draw:text-style-name="P4" draw:layer="layout" svg:width="0.921cm" svg:height="0.489cm" svg:x="19.256cm" svg:y="6.715cm">
          <draw:text-box>
            <text:p><text:span text:style-name="T3">right</text:span></text:p>
          </draw:text-box>
        </draw:frame>
        <draw:custom-shape draw:style-name="gr22" draw:text-style-name="P1" draw:layer="layout" svg:width="2.159cm" svg:height="5.842cm" svg:x="18.014cm" svg:y="7.22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825cm" svg:height="2.993cm" svg:x="2.271cm" svg:y="4.2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 table:default-cell-style-name="ce3">
              <table:table-cell>
                <text:p text:style-name="P6"><text:span text:style-name="T5">W-green</text:span></text:p>
              </table:table-cell>
              <table:table-cell>
                <text:p text:style-name="P6"><text:span text:style-name="T5">Ide 12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B-white</text:span></text:p>
              </table:table-cell>
              <table:table-cell/>
            </table:table-row>
            <table:table-row table:style-name="ro7" table:default-cell-style-name="ce3">
              <table:table-cell>
                <text:p text:style-name="P6"><text:span text:style-name="T5">m2</text:span></text:p>
              </table:table-cell>
              <table:table-cell>
                <text:p text:style-name="P6"><text:span text:style-name="T5">Pink 6, steering wheel motor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m1</text:span></text:p>
              </table:table-cell>
              <table:table-cell>
                <text:p text:style-name="P6"><text:span text:style-name="T5">Orange 5, steering wheel motor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+</text:span></text:p>
              </table:table-cell>
              <table:table-cell>
                <text:p text:style-name="P6"><text:span text:style-name="T5">Left 3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-</text:span></text:p>
              </table:table-cell>
              <table:table-cell>
                <text:p text:style-name="P6"><text:span text:style-name="T5">Left 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4" draw:layer="layout" svg:width="0.762cm" svg:height="0.489cm" svg:x="8.62cm" svg:y="2.473cm">
          <draw:text-box>
            <text:p><text:span text:style-name="T3">87</text:span></text:p>
          </draw:text-box>
        </draw:frame>
        <draw:frame draw:style-name="gr25" draw:text-style-name="P4" draw:layer="layout" svg:width="0.762cm" svg:height="0.489cm" svg:x="8.62cm" svg:y="3.089cm">
          <draw:text-box>
            <text:p><text:span text:style-name="T3">86</text:span></text:p>
          </draw:text-box>
        </draw:frame>
        <draw:frame draw:style-name="gr25" draw:text-style-name="P4" draw:layer="layout" svg:width="0.762cm" svg:height="0.489cm" svg:x="10.144cm" svg:y="2.454cm">
          <draw:text-box>
            <text:p><text:span text:style-name="T3">30</text:span></text:p>
          </draw:text-box>
        </draw:frame>
        <draw:frame draw:style-name="gr25" draw:text-style-name="P4" draw:layer="layout" svg:width="0.762cm" svg:height="0.489cm" svg:x="10.144cm" svg:y="3.089cm">
          <draw:text-box>
            <text:p><text:span text:style-name="T3">85</text:span></text:p>
          </draw:text-box>
        </draw:frame>
        <draw:frame draw:style-name="gr28" draw:text-style-name="P5" draw:layer="layout" svg:width="1.641cm" svg:height="0.645cm" svg:x="9.128cm" svg:y="1.565cm">
          <draw:text-box>
            <text:p><text:span text:style-name="T1">yh185b</text:span></text:p>
          </draw:text-box>
        </draw:frame>
        <draw:frame draw:style-name="gr29" draw:text-style-name="P4" draw:layer="layout" svg:width="1.565cm" svg:height="0.489cm" svg:x="9.128cm" svg:y="3.743cm">
          <draw:text-box>
            <text:p><text:span text:style-name="T3">14v dc 60A</text:span></text:p>
          </draw:text-box>
        </draw:frame>
        <draw:custom-shape draw:style-name="gr22" draw:text-style-name="P1" draw:layer="layout" svg:width="3.175cm" svg:height="3.048cm" svg:x="8.239cm" svg:y="1.438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73cm" svg:height="0.645cm" svg:x="2.659cm" svg:y="14.472cm">
          <draw:text-box>
            <text:p><text:span text:style-name="T1">parallax</text:span></text:p>
          </draw:text-box>
        </draw:frame>
        <draw:frame draw:style-name="gr18" draw:text-style-name="P4" draw:layer="layout" svg:width="0.625cm" svg:height="0.489cm" svg:x="2.278cm" svg:y="15.371cm">
          <draw:text-box>
            <text:p><text:span text:style-name="T3">+</text:span></text:p>
          </draw:text-box>
        </draw:frame>
        <draw:frame draw:style-name="gr19" draw:text-style-name="P4" draw:layer="layout" svg:width="0.574cm" svg:height="0.489cm" svg:x="2.278cm" svg:y="16.025cm">
          <draw:text-box>
            <text:p><text:span text:style-name="T3">-</text:span></text:p>
          </draw:text-box>
        </draw:frame>
        <draw:frame draw:style-name="gr20" draw:text-style-name="P4" draw:layer="layout" svg:width="0.79cm" svg:height="0.489cm" svg:x="4.31cm" svg:y="15.39cm">
          <draw:text-box>
            <text:p><text:span text:style-name="T3">m2</text:span></text:p>
          </draw:text-box>
        </draw:frame>
        <draw:frame draw:style-name="gr20" draw:text-style-name="P4" draw:layer="layout" svg:width="0.79cm" svg:height="0.489cm" svg:x="4.31cm" svg:y="16.025cm">
          <draw:text-box>
            <text:p><text:span text:style-name="T3">m1</text:span></text:p>
          </draw:text-box>
        </draw:frame>
        <draw:frame draw:style-name="gr21" draw:text-style-name="P4" draw:layer="layout" svg:width="1.107cm" svg:height="0.489cm" svg:x="3.04cm" svg:y="15.371cm">
          <draw:text-box>
            <text:p><text:span text:style-name="T3">JBRW</text:span></text:p>
          </draw:text-box>
        </draw:frame>
        <draw:custom-shape draw:style-name="gr22" draw:text-style-name="P1" draw:layer="layout" svg:width="3.048cm" svg:height="2.159cm" svg:x="2.151cm" svg:y="14.482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.151cm" svg:y1="15.117cm" svg:x2="5.199cm" svg:y2="15.117cm">
          <text:p/>
        </draw:line>
        <draw:frame draw:style-name="standard" draw:layer="layout" svg:width="3.548cm" svg:height="1.995cm" svg:x="2.151cm" svg:y="16.92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7" table:default-cell-style-name="ce3">
              <table:table-cell>
                <text:p text:style-name="P6"><text:span text:style-name="T5">B-black</text:span></text:p>
              </table:table-cell>
              <table:table-cell>
                <text:p text:style-name="P6"><text:span text:style-name="T5">Right 8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W-Red</text:span></text:p>
              </table:table-cell>
              <table:table-cell>
                <text:p text:style-name="P6"><text:span text:style-name="T5">Ide 10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m2</text:span></text:p>
              </table:table-cell>
              <table:table-cell>
                <text:p text:style-name="P6"><text:span text:style-name="T5">pink into orange, 8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m1</text:span></text:p>
              </table:table-cell>
              <table:table-cell>
                <text:p text:style-name="P6"><text:span text:style-name="T5">Pink 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5" draw:layer="layout" svg:width="1.387cm" svg:height="0.645cm" svg:x="2.151cm" svg:y="13.446cm">
          <draw:text-box>
            <text:p><text:span text:style-name="T1">brake</text:span></text:p>
          </draw:text-box>
        </draw:frame>
        <draw:frame draw:style-name="standard" draw:layer="layout" svg:width="4.197cm" svg:height="5.027cm" svg:x="13.045cm" svg:y="5.25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8" table:default-cell-style-name="ce4">
              <table:table-cell>
                <text:p text:style-name="P6"><text:span text:style-name="T5">1-1</text:span></text:p>
              </table:table-cell>
              <table:table-cell>
                <text:p text:style-name="P6"><text:span text:style-name="T5">2-7</text:span></text:p>
              </table:table-cell>
              <table:table-cell>
                <text:p text:style-name="P6"><text:span text:style-name="T5">2-1</text:span></text:p>
              </table:table-cell>
              <table:table-cell/>
            </table:table-row>
            <table:table-row table:style-name="ro9" table:default-cell-style-name="ce4">
              <table:table-cell>
                <text:p text:style-name="P6"><text:span text:style-name="T5">1-2</text:span></text:p>
              </table:table-cell>
              <table:table-cell>
                <text:p text:style-name="P6"><text:span text:style-name="T5">letter L</text:span></text:p>
              </table:table-cell>
              <table:table-cell>
                <text:p text:style-name="P6"><text:span text:style-name="T5">2-2</text:span></text:p>
              </table:table-cell>
              <table:table-cell/>
            </table:table-row>
            <table:table-row table:style-name="ro9" table:default-cell-style-name="ce4">
              <table:table-cell>
                <text:p text:style-name="P6"><text:span text:style-name="T5">1-3</text:span></text:p>
              </table:table-cell>
              <table:table-cell>
                <text:p text:style-name="P6"><text:span text:style-name="T5">Letter O</text:span></text:p>
              </table:table-cell>
              <table:table-cell>
                <text:p text:style-name="P6"><text:span text:style-name="T5">2-3</text:span></text:p>
              </table:table-cell>
              <table:table-cell/>
            </table:table-row>
            <table:table-row table:style-name="ro9" table:default-cell-style-name="ce4">
              <table:table-cell>
                <text:p text:style-name="P6"><text:span text:style-name="T5">1-4</text:span></text:p>
              </table:table-cell>
              <table:table-cell>
                <text:p text:style-name="P6"><text:span text:style-name="T5">Right 3</text:span></text:p>
              </table:table-cell>
              <table:table-cell>
                <text:p text:style-name="P6"><text:span text:style-name="T5">2-4</text:span></text:p>
              </table:table-cell>
              <table:table-cell>
                <text:p text:style-name="P6"><text:span text:style-name="T5">Ide 6</text:span></text:p>
              </table:table-cell>
            </table:table-row>
            <table:table-row table:style-name="ro9" table:default-cell-style-name="ce4">
              <table:table-cell>
                <text:p text:style-name="P6"><text:span text:style-name="T5">1-5</text:span></text:p>
              </table:table-cell>
              <table:table-cell>
                <text:p text:style-name="P6"><text:span text:style-name="T5">2-5</text:span></text:p>
              </table:table-cell>
              <table:table-cell>
                <text:p text:style-name="P6"><text:span text:style-name="T5">2-5</text:span></text:p>
              </table:table-cell>
              <table:table-cell>
                <text:p text:style-name="P6"><text:span text:style-name="T5">1-5</text:span></text:p>
              </table:table-cell>
            </table:table-row>
            <table:table-row table:style-name="ro9" table:default-cell-style-name="ce4">
              <table:table-cell>
                <text:p text:style-name="P6"><text:span text:style-name="T5">1-6</text:span></text:p>
              </table:table-cell>
              <table:table-cell>
                <text:p text:style-name="P6"><text:span text:style-name="T5">letter N</text:span></text:p>
              </table:table-cell>
              <table:table-cell>
                <text:p text:style-name="P6"><text:span text:style-name="T5">2-6</text:span></text:p>
              </table:table-cell>
              <table:table-cell>
                <text:p text:style-name="P6"><text:span text:style-name="T5">letter K</text:span></text:p>
              </table:table-cell>
            </table:table-row>
            <table:table-row table:style-name="ro9" table:default-cell-style-name="ce4">
              <table:table-cell>
                <text:p text:style-name="P6"><text:span text:style-name="T5">1-7</text:span></text:p>
              </table:table-cell>
              <table:table-cell>
                <text:p text:style-name="P6"><text:span text:style-name="T5">letter M</text:span></text:p>
              </table:table-cell>
              <table:table-cell>
                <text:p text:style-name="P6"><text:span text:style-name="T5">2-7</text:span></text:p>
              </table:table-cell>
              <table:table-cell>
                <text:p text:style-name="P6"><text:span text:style-name="T5">1-1</text:span></text:p>
              </table:table-cell>
            </table:table-row>
            <table:table-row table:style-name="ro10" table:default-cell-style-name="ce4">
              <table:table-cell>
                <text:p text:style-name="P6"><text:span text:style-name="T5">1-8</text:span></text:p>
              </table:table-cell>
              <table:table-cell>
                <text:p text:style-name="P6"><text:span text:style-name="T5">Left 6</text:span></text:p>
              </table:table-cell>
              <table:table-cell>
                <text:p text:style-name="P6"><text:span text:style-name="T5">2-8</text:span></text:p>
              </table:table-cell>
              <table:table-cell>
                <text:p text:style-name="P6"><text:span text:style-name="T5">Right 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2" draw:text-style-name="P1" draw:layer="layout" svg:width="0.381cm" svg:height="0.381cm" svg:x="14.051cm" svg:y="2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4.559cm" svg:y="2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4.051cm" svg:y="3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4.559cm" svg:y="3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4.051cm" svg:y="3.7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4.559cm" svg:y="3.7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4.051cm" svg:y="4.65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4.559cm" svg:y="4.651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0.697cm" svg:height="0.645cm" svg:x="14.178cm" svg:y="1.984cm">
          <draw:text-box>
            <text:p><text:span text:style-name="T1">1</text:span></text:p>
          </draw:text-box>
        </draw:frame>
        <draw:frame draw:style-name="gr31" draw:text-style-name="P5" draw:layer="layout" svg:width="0.697cm" svg:height="0.645cm" svg:x="15.321cm" svg:y="1.984cm">
          <draw:text-box>
            <text:p><text:span text:style-name="T1">2</text:span></text:p>
          </draw:text-box>
        </draw:frame>
        <draw:custom-shape draw:style-name="gr22" draw:text-style-name="P1" draw:layer="layout" svg:width="1.143cm" svg:height="2.54cm" svg:x="13.924cm" svg:y="2.619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0.621cm" svg:height="0.489cm" svg:x="14.446cm" svg:y="2.638cm">
          <draw:text-box>
            <text:p><text:span text:style-name="T3">5</text:span></text:p>
          </draw:text-box>
        </draw:frame>
        <draw:frame draw:style-name="gr32" draw:text-style-name="P4" draw:layer="layout" svg:width="0.621cm" svg:height="0.489cm" svg:x="13.938cm" svg:y="2.638cm">
          <draw:text-box>
            <text:p><text:span text:style-name="T3">1</text:span></text:p>
          </draw:text-box>
        </draw:frame>
        <draw:frame draw:style-name="gr32" draw:text-style-name="P4" draw:layer="layout" svg:width="0.621cm" svg:height="0.489cm" svg:x="13.938cm" svg:y="3.146cm">
          <draw:text-box>
            <text:p><text:span text:style-name="T3">2</text:span></text:p>
          </draw:text-box>
        </draw:frame>
        <draw:frame draw:style-name="gr32" draw:text-style-name="P4" draw:layer="layout" svg:width="0.621cm" svg:height="0.489cm" svg:x="14.446cm" svg:y="3.127cm">
          <draw:text-box>
            <text:p><text:span text:style-name="T3">6</text:span></text:p>
          </draw:text-box>
        </draw:frame>
        <draw:frame draw:style-name="gr32" draw:text-style-name="P4" draw:layer="layout" svg:width="0.621cm" svg:height="0.489cm" svg:x="13.938cm" svg:y="3.654cm">
          <draw:text-box>
            <text:p><text:span text:style-name="T3">3</text:span></text:p>
          </draw:text-box>
        </draw:frame>
        <draw:frame draw:style-name="gr32" draw:text-style-name="P4" draw:layer="layout" svg:width="0.621cm" svg:height="0.489cm" svg:x="14.432cm" svg:y="3.654cm">
          <draw:text-box>
            <text:p><text:span text:style-name="T3">7</text:span></text:p>
          </draw:text-box>
        </draw:frame>
        <draw:frame draw:style-name="gr32" draw:text-style-name="P4" draw:layer="layout" svg:width="0.621cm" svg:height="0.489cm" svg:x="13.938cm" svg:y="4.651cm">
          <draw:text-box>
            <text:p><text:span text:style-name="T3">4</text:span></text:p>
          </draw:text-box>
        </draw:frame>
        <draw:frame draw:style-name="gr33" draw:text-style-name="P4" draw:layer="layout" svg:width="0.621cm" svg:height="0.489cm" svg:x="14.446cm" svg:y="4.651cm">
          <draw:text-box>
            <text:p><text:span text:style-name="T3">8</text:span></text:p>
          </draw:text-box>
        </draw:frame>
        <draw:custom-shape draw:style-name="gr22" draw:text-style-name="P1" draw:layer="layout" svg:width="0.381cm" svg:height="0.381cm" svg:x="15.194cm" svg:y="2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5.702cm" svg:y="2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5.194cm" svg:y="3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5.702cm" svg:y="3.2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5.194cm" svg:y="3.7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5.702cm" svg:y="3.7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5.194cm" svg:y="4.65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5.702cm" svg:y="4.65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143cm" svg:height="2.54cm" svg:x="15.067cm" svg:y="2.619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0.621cm" svg:height="0.489cm" svg:x="15.589cm" svg:y="2.638cm">
          <draw:text-box>
            <text:p><text:span text:style-name="T3">5</text:span></text:p>
          </draw:text-box>
        </draw:frame>
        <draw:custom-shape draw:style-name="gr22" draw:text-style-name="P1" draw:layer="layout" svg:width="1.143cm" svg:height="2.54cm" svg:x="15.068cm" svg:y="2.619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0.621cm" svg:height="0.489cm" svg:x="15.081cm" svg:y="2.638cm">
          <draw:text-box>
            <text:p><text:span text:style-name="T3">1</text:span></text:p>
          </draw:text-box>
        </draw:frame>
        <draw:frame draw:style-name="gr32" draw:text-style-name="P4" draw:layer="layout" svg:width="0.621cm" svg:height="0.489cm" svg:x="15.081cm" svg:y="3.146cm">
          <draw:text-box>
            <text:p><text:span text:style-name="T3">2</text:span></text:p>
          </draw:text-box>
        </draw:frame>
        <draw:frame draw:style-name="gr32" draw:text-style-name="P4" draw:layer="layout" svg:width="0.621cm" svg:height="0.489cm" svg:x="15.589cm" svg:y="3.127cm">
          <draw:text-box>
            <text:p><text:span text:style-name="T3">6</text:span></text:p>
          </draw:text-box>
        </draw:frame>
        <draw:frame draw:style-name="gr32" draw:text-style-name="P4" draw:layer="layout" svg:width="0.621cm" svg:height="0.489cm" svg:x="15.081cm" svg:y="3.654cm">
          <draw:text-box>
            <text:p><text:span text:style-name="T3">3</text:span></text:p>
          </draw:text-box>
        </draw:frame>
        <draw:frame draw:style-name="gr32" draw:text-style-name="P4" draw:layer="layout" svg:width="0.621cm" svg:height="0.489cm" svg:x="15.575cm" svg:y="3.654cm">
          <draw:text-box>
            <text:p><text:span text:style-name="T3">7</text:span></text:p>
          </draw:text-box>
        </draw:frame>
        <draw:frame draw:style-name="gr32" draw:text-style-name="P4" draw:layer="layout" svg:width="0.621cm" svg:height="0.489cm" svg:x="15.081cm" svg:y="4.651cm">
          <draw:text-box>
            <text:p><text:span text:style-name="T3">4</text:span></text:p>
          </draw:text-box>
        </draw:frame>
        <draw:frame draw:style-name="gr33" draw:text-style-name="P4" draw:layer="layout" svg:width="0.621cm" svg:height="0.489cm" svg:x="15.589cm" svg:y="4.651cm">
          <draw:text-box>
            <text:p><text:span text:style-name="T3">8</text:span></text:p>
          </draw:text-box>
        </draw:frame>
        <draw:frame draw:style-name="gr34" draw:text-style-name="P5" draw:layer="layout" svg:width="4.528cm" svg:height="0.645cm" svg:x="12.811cm" svg:y="1.381cm">
          <draw:text-box>
            <text:p><text:span text:style-name="T1">Two relays taped together</text:span></text:p>
          </draw:text-box>
        </draw:frame>
        <draw:frame draw:style-name="gr35" draw:text-style-name="P4" draw:layer="layout" svg:width="1.56cm" svg:height="0.489cm" svg:x="2.27cm" svg:y="9.636cm">
          <draw:text-box>
            <text:p><text:span text:style-name="T3">magnecraft</text:span></text:p>
          </draw:text-box>
        </draw:frame>
        <draw:frame draw:style-name="gr10" draw:text-style-name="P4" draw:layer="layout" svg:width="1.397cm" svg:height="0.489cm" svg:x="2.397cm" svg:y="10.309cm">
          <draw:text-box>
            <text:p><text:span text:style-name="T3">Left 5</text:span></text:p>
          </draw:text-box>
        </draw:frame>
        <draw:frame draw:style-name="gr10" draw:text-style-name="P4" draw:layer="layout" svg:width="1.397cm" svg:height="0.489cm" svg:x="2.397cm" svg:y="11.56cm">
          <draw:text-box>
            <text:p><text:span text:style-name="T3">White 12</text:span></text:p>
          </draw:text-box>
        </draw:frame>
        <draw:frame draw:style-name="gr10" draw:text-style-name="P4" draw:layer="layout" svg:width="1.397cm" svg:height="0.489cm" svg:x="4.429cm" svg:y="10.309cm">
          <draw:text-box>
            <text:p><text:span text:style-name="T3">Ide 4</text:span></text:p>
          </draw:text-box>
        </draw:frame>
        <draw:frame draw:style-name="gr36" draw:text-style-name="P4" draw:layer="layout" svg:width="1.416cm" svg:height="0.489cm" svg:x="4.429cm" svg:y="11.56cm">
          <draw:text-box>
            <text:p><text:span text:style-name="T3">Purple 11</text:span></text:p>
          </draw:text-box>
        </draw:frame>
        <draw:custom-shape draw:style-name="gr22" draw:text-style-name="P1" draw:layer="layout" svg:width="3.81cm" svg:height="2.667cm" svg:x="2.27cm" svg:y="9.636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.27cm" svg:y1="10.144cm" svg:x2="6.08cm" svg:y2="10.144cm">
          <text:p/>
        </draw:line>
        <draw:frame draw:style-name="gr37" draw:text-style-name="P5" draw:layer="layout" svg:width="1.573cm" svg:height="0.645cm" svg:x="3.032cm" svg:y="8.747cm">
          <draw:text-box>
            <text:p><text:span text:style-name="T1">throttle</text:span></text:p>
          </draw:text-box>
        </draw:frame>
        <draw:frame draw:style-name="standard" draw:layer="layout" svg:width="1.846cm" svg:height="1.995cm" svg:x="8.797cm" svg:y="4.7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5">
                <text:p text:style-name="P7"><text:span text:style-name="T5">30</text:span></text:p>
              </table:table-cell>
              <table:table-cell table:style-name="ce6">
                <text:p text:style-name="P8"><text:span text:style-name="T5">Left 1</text:span></text:p>
              </table:table-cell>
            </table:table-row>
            <table:table-row table:style-name="ro7">
              <table:table-cell table:style-name="ce5">
                <text:p text:style-name="P7"><text:span text:style-name="T5">85</text:span></text:p>
              </table:table-cell>
              <table:table-cell table:style-name="ce6">
                <text:p text:style-name="P8"><text:span text:style-name="T5">Left 1</text:span></text:p>
              </table:table-cell>
            </table:table-row>
            <table:table-row table:style-name="ro7">
              <table:table-cell table:style-name="ce5">
                <text:p text:style-name="P7"><text:span text:style-name="T5">86</text:span></text:p>
              </table:table-cell>
              <table:table-cell table:style-name="ce6">
                <text:p text:style-name="P8"><text:span text:style-name="T5">Ide 2</text:span></text:p>
              </table:table-cell>
            </table:table-row>
            <table:table-row table:style-name="ro7">
              <table:table-cell table:style-name="ce5">
                <text:p text:style-name="P7"><text:span text:style-name="T5">87</text:span></text:p>
              </table:table-cell>
              <table:table-cell table:style-name="ce6">
                <text:p text:style-name="P8"><text:span text:style-name="T5">Left 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6cm" svg:height="13.982cm" svg:x="21.414cm" svg:y="1.668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7">
              <table:table-cell table:style-name="ce7">
                <text:p text:style-name="P7"><text:span text:style-name="T5">1</text:span></text:p>
              </table:table-cell>
              <table:table-cell table:style-name="ce8">
                <text:p text:style-name="P8"><text:span text:style-name="T5">right 1</text:span></text:p>
              </table:table-cell>
            </table:table-row>
            <table:table-row table:style-name="ro7">
              <table:table-cell table:style-name="ce7">
                <text:p text:style-name="P7"><text:span text:style-name="T5">2</text:span></text:p>
              </table:table-cell>
              <table:table-cell table:style-name="ce8">
                <text:p text:style-name="P8"><text:span text:style-name="T5">relay, ide 2</text:span></text:p>
              </table:table-cell>
            </table:table-row>
            <table:table-row table:style-name="ro7">
              <table:table-cell table:style-name="ce7">
                <text:p text:style-name="P7"><text:span text:style-name="T5">3</text:span></text:p>
              </table:table-cell>
              <table:table-cell table:style-name="ce8">
                <text:p text:style-name="P8"><text:span text:style-name="T5">right 1</text:span></text:p>
              </table:table-cell>
            </table:table-row>
            <table:table-row table:style-name="ro7">
              <table:table-cell table:style-name="ce7">
                <text:p text:style-name="P7"><text:span text:style-name="T5">4</text:span></text:p>
              </table:table-cell>
              <table:table-cell table:style-name="ce8">
                <text:p text:style-name="P8"><text:span text:style-name="T5">magenecraft ide 4</text:span></text:p>
              </table:table-cell>
            </table:table-row>
            <table:table-row table:style-name="ro7">
              <table:table-cell table:style-name="ce7">
                <text:p text:style-name="P7"><text:span text:style-name="T5">5</text:span></text:p>
              </table:table-cell>
              <table:table-cell table:style-name="ce8">
                <text:p text:style-name="P8"><text:span text:style-name="T5">Right 1</text:span></text:p>
              </table:table-cell>
            </table:table-row>
            <table:table-row table:style-name="ro7">
              <table:table-cell table:style-name="ce7">
                <text:p text:style-name="P7"><text:span text:style-name="T5">6</text:span></text:p>
              </table:table-cell>
              <table:table-cell table:style-name="ce8">
                <text:p text:style-name="P8"><text:span text:style-name="T5">red wire, 2-4</text:span></text:p>
              </table:table-cell>
            </table:table-row>
            <table:table-row table:style-name="ro7">
              <table:table-cell table:style-name="ce7">
                <text:p text:style-name="P7"><text:span text:style-name="T5">7</text:span></text:p>
              </table:table-cell>
              <table:table-cell table:style-name="ce8">
                <text:p text:style-name="P8"><text:span text:style-name="T5">Hall effect,blue/brown, signal</text:span></text:p>
              </table:table-cell>
            </table:table-row>
            <table:table-row table:style-name="ro7">
              <table:table-cell table:style-name="ce7">
                <text:p text:style-name="P7"><text:span text:style-name="T5">8</text:span></text:p>
              </table:table-cell>
              <table:table-cell table:style-name="ce8">
                <text:p text:style-name="P8"><text:span text:style-name="T5">No pin</text:span></text:p>
              </table:table-cell>
            </table:table-row>
            <table:table-row table:style-name="ro7">
              <table:table-cell table:style-name="ce7">
                <text:p text:style-name="P7"><text:span text:style-name="T5">9</text:span></text:p>
              </table:table-cell>
              <table:table-cell table:style-name="ce8">
                <text:p text:style-name="P8"><text:span text:style-name="T5">to ide 11, hall effect, black/orange, gnd</text:span></text:p>
              </table:table-cell>
            </table:table-row>
            <table:table-row table:style-name="ro7">
              <table:table-cell table:style-name="ce7">
                <text:p text:style-name="P7"><text:span text:style-name="T5">10</text:span></text:p>
              </table:table-cell>
              <table:table-cell table:style-name="ce8">
                <text:p text:style-name="P8"><text:span text:style-name="T5">brake parallax w-red</text:span></text:p>
              </table:table-cell>
            </table:table-row>
            <table:table-row table:style-name="ro7">
              <table:table-cell table:style-name="ce7">
                <text:p text:style-name="P7"><text:span text:style-name="T5">11</text:span></text:p>
              </table:table-cell>
              <table:table-cell table:style-name="ce8">
                <text:p text:style-name="P8"><text:span text:style-name="T5">to ide 9</text:span></text:p>
              </table:table-cell>
            </table:table-row>
            <table:table-row table:style-name="ro7">
              <table:table-cell table:style-name="ce7">
                <text:p text:style-name="P7"><text:span text:style-name="T5">12</text:span></text:p>
              </table:table-cell>
              <table:table-cell table:style-name="ce8">
                <text:p text:style-name="P8"><text:span text:style-name="T5">steering parallax w-green</text:span></text:p>
              </table:table-cell>
            </table:table-row>
            <table:table-row table:style-name="ro7">
              <table:table-cell table:style-name="ce7">
                <text:p text:style-name="P7"><text:span text:style-name="T5">13</text:span></text:p>
              </table:table-cell>
              <table:table-cell table:style-name="ce8">
                <text:p text:style-name="P8"><text:span text:style-name="T5">Right 6</text:span></text:p>
              </table:table-cell>
            </table:table-row>
            <table:table-row table:style-name="ro7">
              <table:table-cell table:style-name="ce7">
                <text:p text:style-name="P7"><text:span text:style-name="T5">14</text:span></text:p>
              </table:table-cell>
              <table:table-cell table:style-name="ce8">
                <text:p text:style-name="P8"><text:span text:style-name="T5">Hall effect, red/yellow, +5v </text:span></text:p>
              </table:table-cell>
            </table:table-row>
            <table:table-row table:style-name="ro7">
              <table:table-cell table:style-name="ce7">
                <text:p text:style-name="P7"><text:span text:style-name="T5">15</text:span></text:p>
              </table:table-cell>
              <table:table-cell table:style-name="ce8">
                <text:p text:style-name="P8"><text:span text:style-name="T5">Right 6</text:span></text:p>
              </table:table-cell>
            </table:table-row>
            <table:table-row table:style-name="ro7">
              <table:table-cell table:style-name="ce7">
                <text:p text:style-name="P7"><text:span text:style-name="T5">16</text:span></text:p>
              </table:table-cell>
              <table:table-cell table:style-name="ce8">
                <text:p text:style-name="P8"><text:span text:style-name="T5">Compass, red, +5v</text:span></text:p>
              </table:table-cell>
            </table:table-row>
            <table:table-row table:style-name="ro7">
              <table:table-cell table:style-name="ce7">
                <text:p text:style-name="P7"><text:span text:style-name="T5">17</text:span></text:p>
              </table:table-cell>
              <table:table-cell table:style-name="ce8">
                <text:p text:style-name="P8"><text:span text:style-name="T5">Right 6</text:span></text:p>
              </table:table-cell>
            </table:table-row>
            <table:table-row table:style-name="ro7">
              <table:table-cell table:style-name="ce7">
                <text:p text:style-name="P7"><text:span text:style-name="T5">18</text:span></text:p>
              </table:table-cell>
              <table:table-cell table:style-name="ce8">
                <text:p text:style-name="P8"><text:span text:style-name="T5">Compass, black, gnd</text:span></text:p>
              </table:table-cell>
            </table:table-row>
            <table:table-row table:style-name="ro7">
              <table:table-cell table:style-name="ce7">
                <text:p text:style-name="P7"><text:span text:style-name="T5">19</text:span></text:p>
              </table:table-cell>
              <table:table-cell table:style-name="ce8">
                <text:p text:style-name="P8"><text:span text:style-name="T5">orange in bundle</text:span></text:p>
              </table:table-cell>
            </table:table-row>
            <table:table-row table:style-name="ro7">
              <table:table-cell table:style-name="ce7">
                <text:p text:style-name="P7"><text:span text:style-name="T5">20</text:span></text:p>
              </table:table-cell>
              <table:table-cell table:style-name="ce8">
                <text:p text:style-name="P8"><text:span text:style-name="T5">No pin</text:span></text:p>
              </table:table-cell>
            </table:table-row>
            <table:table-row table:style-name="ro7">
              <table:table-cell table:style-name="ce7">
                <text:p text:style-name="P7"><text:span text:style-name="T5">21</text:span></text:p>
              </table:table-cell>
              <table:table-cell table:style-name="ce8">
                <text:p text:style-name="P8"><text:span text:style-name="T5">Orange/white in bundle</text:span></text:p>
              </table:table-cell>
            </table:table-row>
            <table:table-row table:style-name="ro7">
              <table:table-cell table:style-name="ce7">
                <text:p text:style-name="P7"><text:span text:style-name="T5">22</text:span></text:p>
              </table:table-cell>
              <table:table-cell table:style-name="ce8">
                <text:p text:style-name="P8"><text:span text:style-name="T5">orange wire taped next to brown</text:span></text:p>
              </table:table-cell>
            </table:table-row>
            <table:table-row table:style-name="ro7">
              <table:table-cell table:style-name="ce7">
                <text:p text:style-name="P7"><text:span text:style-name="T5">23</text:span></text:p>
              </table:table-cell>
              <table:table-cell table:style-name="ce8">
                <text:p text:style-name="P8"><text:span text:style-name="T5">blue/white in bundle</text:span></text:p>
              </table:table-cell>
            </table:table-row>
            <table:table-row table:style-name="ro7">
              <table:table-cell table:style-name="ce7">
                <text:p text:style-name="P7"><text:span text:style-name="T5">24</text:span></text:p>
              </table:table-cell>
              <table:table-cell table:style-name="ce8">
                <text:p text:style-name="P8"><text:span text:style-name="T5">red into orange, N label</text:span></text:p>
              </table:table-cell>
            </table:table-row>
            <table:table-row table:style-name="ro7">
              <table:table-cell table:style-name="ce7">
                <text:p text:style-name="P7"><text:span text:style-name="T5">25</text:span></text:p>
              </table:table-cell>
              <table:table-cell table:style-name="ce8">
                <text:p text:style-name="P8"><text:span text:style-name="T5">brown in bundle</text:span></text:p>
              </table:table-cell>
            </table:table-row>
            <table:table-row table:style-name="ro7">
              <table:table-cell table:style-name="ce9">
                <text:p text:style-name="P7"><text:span text:style-name="T5">26</text:span></text:p>
              </table:table-cell>
              <table:table-cell table:style-name="ce10">
                <text:p text:style-name="P8"><text:span text:style-name="T5">purple, krpa 6</text:span></text:p>
              </table:table-cell>
            </table:table-row>
            <table:table-row table:style-name="ro7">
              <table:table-cell table:style-name="ce11">
                <text:p text:style-name="P9"><text:span text:style-name="T3">27</text:span></text:p>
              </table:table-cell>
              <table:table-cell table:style-name="ce12">
                <text:p><text:span text:style-name="T3">Compass, white, sda</text:span></text:p>
              </table:table-cell>
            </table:table-row>
            <table:table-row table:style-name="ro11" table:default-cell-style-name="ce13">
              <table:table-cell>
                <text:p text:style-name="P9"><text:span text:style-name="T3">28</text:span></text:p>
              </table:table-cell>
              <table:table-cell>
                <text:p text:style-name="P10"><text:span text:style-name="T3">Compass,green,sc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8" draw:text-style-name="P5" draw:layer="layout" svg:width="1.924cm" svg:height="0.645cm" svg:x="22.895cm" svg:y="1.16cm">
          <draw:text-box>
            <text:p><text:span text:style-name="T1">Ide cable</text:span></text:p>
          </draw:text-box>
        </draw:frame>
        <draw:frame draw:style-name="gr39" draw:text-style-name="P5" draw:layer="layout" svg:width="2.606cm" svg:height="0.645cm" svg:x="7.731cm" svg:y="17.002cm">
          <draw:text-box>
            <text:p><text:span text:style-name="T1">Toggle switch</text:span></text:p>
          </draw:text-box>
        </draw:frame>
        <draw:frame draw:style-name="standard" draw:layer="layout" svg:width="2.629cm" svg:height="0.997cm" svg:x="7.83cm" svg:y="17.695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7" table:default-cell-style-name="ce3">
              <table:table-cell>
                <text:p text:style-name="P6"><text:span text:style-name="T5">acc</text:span></text:p>
              </table:table-cell>
              <table:table-cell>
                <text:p text:style-name="P6"><text:span text:style-name="T5">Battery +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power</text:span></text:p>
              </table:table-cell>
              <table:table-cell>
                <text:p text:style-name="P6"><text:span text:style-name="T5">Left 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0" draw:text-style-name="P5" draw:layer="layout" svg:width="2.898cm" svg:height="0.645cm" svg:x="8.112cm" svg:y="9.307cm">
          <draw:text-box>
            <text:p><text:span text:style-name="T1">Krpa 11 d11 12</text:span></text:p>
          </draw:text-box>
        </draw:frame>
        <draw:frame draw:style-name="gr41" draw:text-style-name="P4" draw:layer="layout" svg:width="0.621cm" svg:height="0.489cm" svg:x="10.017cm" svg:y="10.85cm">
          <draw:text-box>
            <text:p><text:span text:style-name="T3">1</text:span></text:p>
          </draw:text-box>
        </draw:frame>
        <draw:frame draw:style-name="gr41" draw:text-style-name="P4" draw:layer="layout" svg:width="0.621cm" svg:height="0.489cm" svg:x="10.906cm" svg:y="10.85cm">
          <draw:text-box>
            <text:p><text:span text:style-name="T3">2</text:span></text:p>
          </draw:text-box>
        </draw:frame>
        <draw:frame draw:style-name="gr41" draw:text-style-name="P4" draw:layer="layout" svg:width="0.621cm" svg:height="0.489cm" svg:x="10.017cm" svg:y="10.234cm">
          <draw:text-box>
            <text:p><text:span text:style-name="T3">4</text:span></text:p>
          </draw:text-box>
        </draw:frame>
        <draw:frame draw:style-name="gr41" draw:text-style-name="P4" draw:layer="layout" svg:width="0.621cm" svg:height="0.489cm" svg:x="10.906cm" svg:y="10.234cm">
          <draw:text-box>
            <text:p><text:span text:style-name="T3">3</text:span></text:p>
          </draw:text-box>
        </draw:frame>
        <draw:frame draw:style-name="gr41" draw:text-style-name="P4" draw:layer="layout" svg:width="0.621cm" svg:height="0.489cm" svg:x="7.745cm" svg:y="10.85cm">
          <draw:text-box>
            <text:p><text:span text:style-name="T3">7</text:span></text:p>
          </draw:text-box>
        </draw:frame>
        <draw:frame draw:style-name="gr41" draw:text-style-name="P4" draw:layer="layout" svg:width="0.621cm" svg:height="0.489cm" svg:x="8.634cm" svg:y="10.85cm">
          <draw:text-box>
            <text:p><text:span text:style-name="T3">8</text:span></text:p>
          </draw:text-box>
        </draw:frame>
        <draw:frame draw:style-name="gr41" draw:text-style-name="P4" draw:layer="layout" svg:width="0.621cm" svg:height="0.489cm" svg:x="7.745cm" svg:y="10.234cm">
          <draw:text-box>
            <text:p><text:span text:style-name="T3">6</text:span></text:p>
          </draw:text-box>
        </draw:frame>
        <draw:frame draw:style-name="gr41" draw:text-style-name="P4" draw:layer="layout" svg:width="0.621cm" svg:height="0.489cm" svg:x="8.634cm" svg:y="10.234cm">
          <draw:text-box>
            <text:p><text:span text:style-name="T3">5</text:span></text:p>
          </draw:text-box>
        </draw:frame>
        <draw:custom-shape draw:style-name="gr22" draw:text-style-name="P1" draw:layer="layout" svg:width="4.191cm" svg:height="2.286cm" svg:x="7.604cm" svg:y="9.30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658cm" svg:height="2.696cm" svg:x="8.356cm" svg:y="12.02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12">
              <table:table-cell table:style-name="ce7">
                <text:p text:style-name="P7"><text:span text:style-name="T5">2</text:span></text:p>
              </table:table-cell>
              <table:table-cell table:style-name="ce8">
                <text:p text:style-name="P8"><text:span text:style-name="T5">Right 5</text:span></text:p>
              </table:table-cell>
            </table:table-row>
            <table:table-row table:style-name="ro7">
              <table:table-cell table:style-name="ce7">
                <text:p text:style-name="P7"><text:span text:style-name="T5">5</text:span></text:p>
              </table:table-cell>
              <table:table-cell table:style-name="ce8">
                <text:p text:style-name="P8"><text:span text:style-name="T5">Label 10, brown</text:span></text:p>
              </table:table-cell>
            </table:table-row>
            <table:table-row table:style-name="ro7">
              <table:table-cell table:style-name="ce7">
                <text:p text:style-name="P7"><text:span text:style-name="T5">6</text:span></text:p>
              </table:table-cell>
              <table:table-cell table:style-name="ce8">
                <text:p text:style-name="P8"><text:span text:style-name="T5">Ide 26, purple</text:span></text:p>
              </table:table-cell>
            </table:table-row>
            <table:table-row table:style-name="ro7">
              <table:table-cell table:style-name="ce7">
                <text:p text:style-name="P7"><text:span text:style-name="T5">7</text:span></text:p>
              </table:table-cell>
              <table:table-cell table:style-name="ce8">
                <text:p text:style-name="P8"><text:span text:style-name="T5">Right 8</text:span></text:p>
              </table:table-cell>
            </table:table-row>
            <table:table-row table:style-name="ro12">
              <table:table-cell table:style-name="ce7">
                <text:p text:style-name="P7"><text:span text:style-name="T5">8</text:span></text:p>
              </table:table-cell>
              <table:table-cell table:style-name="ce8">
                <text:p text:style-name="P8"><text:span text:style-name="T5">Label 9, orang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2" draw:text-style-name="P5" draw:layer="layout" svg:width="3.283cm" svg:height="0.645cm" svg:x="17.51cm" svg:y="5.953cm">
          <draw:text-box>
            <text:p><text:span text:style-name="T1">Power distribution</text:span></text:p>
          </draw:text-box>
        </draw:frame>
        <draw:frame draw:style-name="standard" draw:layer="layout" svg:width="4.191cm" svg:height="4.229cm" svg:x="12.43cm" svg:y="14.297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7">
              <table:table-cell table:style-name="ce7">
                <text:p text:style-name="P7"><text:span text:style-name="T5">1</text:span></text:p>
              </table:table-cell>
              <table:table-cell table:style-name="ce8">
                <text:p text:style-name="P8"><text:span text:style-name="T5">Relay 30,85</text:span></text:p>
              </table:table-cell>
            </table:table-row>
            <table:table-row table:style-name="ro7">
              <table:table-cell table:style-name="ce7">
                <text:p text:style-name="P7"><text:span text:style-name="T5">2</text:span></text:p>
              </table:table-cell>
              <table:table-cell table:style-name="ce8">
                <text:p text:style-name="P8"><text:span text:style-name="T5">toggle switch power</text:span></text:p>
              </table:table-cell>
            </table:table-row>
            <table:table-row table:style-name="ro7">
              <table:table-cell table:style-name="ce7">
                <text:p text:style-name="P7"><text:span text:style-name="T5">3</text:span></text:p>
              </table:table-cell>
              <table:table-cell table:style-name="ce8">
                <text:p text:style-name="P8"><text:span text:style-name="T5">parallax steering +</text:span></text:p>
              </table:table-cell>
            </table:table-row>
            <table:table-row table:style-name="ro7">
              <table:table-cell table:style-name="ce7">
                <text:p text:style-name="P7"><text:span text:style-name="T5">4</text:span></text:p>
              </table:table-cell>
              <table:table-cell table:style-name="ce8">
                <text:p text:style-name="P8"><text:span text:style-name="T5">Relay 87, left 5</text:span></text:p>
              </table:table-cell>
            </table:table-row>
            <table:table-row table:style-name="ro7">
              <table:table-cell table:style-name="ce7">
                <text:p text:style-name="P7"><text:span text:style-name="T5">5</text:span></text:p>
              </table:table-cell>
              <table:table-cell table:style-name="ce8">
                <text:p text:style-name="P8"><text:span text:style-name="T5">Left 4, magnecraft (left 5)</text:span></text:p>
              </table:table-cell>
            </table:table-row>
            <table:table-row table:style-name="ro7">
              <table:table-cell table:style-name="ce7">
                <text:p text:style-name="P7"><text:span text:style-name="T5">6</text:span></text:p>
              </table:table-cell>
              <table:table-cell table:style-name="ce8">
                <text:p text:style-name="P8"><text:span text:style-name="T5">parallax steer -, taped relays 1-8</text:span></text:p>
              </table:table-cell>
            </table:table-row>
            <table:table-row table:style-name="ro13">
              <table:table-cell table:style-name="ce7">
                <text:p text:style-name="P7"><text:span text:style-name="T5">7</text:span></text:p>
              </table:table-cell>
              <table:table-cell table:style-name="ce8">
                <text:p text:style-name="P8"><text:span text:style-name="T5">Bat -, brown taped to letter N, brown taped orange ide 22</text:span></text:p>
              </table:table-cell>
            </table:table-row>
            <table:table-row table:style-name="ro7">
              <table:table-cell table:style-name="ce7">
                <text:p text:style-name="P7"><text:span text:style-name="T5">8</text:span></text:p>
              </table:table-cell>
              <table:table-cell table:style-name="ce8">
                <text:p text:style-name="P8"><text:span text:style-name="T5">parallax brake -, 12v plug -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431cm" svg:height="4.228cm" svg:x="17.635cm" svg:y="14.286cm">
          <table:table table:template-name="default" table:use-first-row-styles="true" table:use-banding-rows-styles="true">
            <table:table-column table:style-name="co23"/>
            <table:table-column table:style-name="co27"/>
            <table:table-row table:style-name="ro14" table:default-cell-style-name="ce14">
              <table:table-cell>
                <text:p text:style-name="P11"><text:span text:style-name="T6">1</text:span></text:p>
              </table:table-cell>
              <table:table-cell>
                <text:p text:style-name="P11"><text:span text:style-name="T6">Ide 1, led, right 2</text:span></text:p>
              </table:table-cell>
            </table:table-row>
            <table:table-row table:style-name="ro15" table:default-cell-style-name="ce14">
              <table:table-cell>
                <text:p text:style-name="P11"><text:span text:style-name="T6">2</text:span></text:p>
              </table:table-cell>
              <table:table-cell>
                <text:p text:style-name="P11"><text:span text:style-name="T6">Right 1, 12v plug +</text:span></text:p>
              </table:table-cell>
            </table:table-row>
            <table:table-row table:style-name="ro15" table:default-cell-style-name="ce14">
              <table:table-cell>
                <text:p text:style-name="P11"><text:span text:style-name="T6">3</text:span></text:p>
              </table:table-cell>
              <table:table-cell>
                <text:p text:style-name="P11"><text:span text:style-name="T6">taped orange 1-4, right 3</text:span></text:p>
              </table:table-cell>
            </table:table-row>
            <table:table-row table:style-name="ro15" table:default-cell-style-name="ce14">
              <table:table-cell>
                <text:p text:style-name="P11"><text:span text:style-name="T6">4</text:span></text:p>
              </table:table-cell>
              <table:table-cell>
                <text:p text:style-name="P11"><text:span text:style-name="T6">Right 3, taped 2-8</text:span></text:p>
              </table:table-cell>
            </table:table-row>
            <table:table-row table:style-name="ro15" table:default-cell-style-name="ce14">
              <table:table-cell>
                <text:p text:style-name="P11"><text:span text:style-name="T6">5</text:span></text:p>
              </table:table-cell>
              <table:table-cell>
                <text:p text:style-name="P11"><text:span text:style-name="T6">Krpa 2, parallax brake +</text:span></text:p>
              </table:table-cell>
            </table:table-row>
            <table:table-row table:style-name="ro15" table:default-cell-style-name="ce14">
              <table:table-cell>
                <text:p text:style-name="P11"><text:span text:style-name="T6">6</text:span></text:p>
              </table:table-cell>
              <table:table-cell>
                <text:p text:style-name="P11"><text:span text:style-name="T6">Led -, right 7, ide 13</text:span></text:p>
              </table:table-cell>
            </table:table-row>
            <table:table-row table:style-name="ro15" table:default-cell-style-name="ce14">
              <table:table-cell>
                <text:p text:style-name="P11"><text:span text:style-name="T6">7</text:span></text:p>
              </table:table-cell>
              <table:table-cell>
                <text:p text:style-name="P11"><text:span text:style-name="T6">Right 6, right 8</text:span></text:p>
              </table:table-cell>
            </table:table-row>
            <table:table-row table:style-name="ro16" table:default-cell-style-name="ce14">
              <table:table-cell>
                <text:p text:style-name="P11"><text:span text:style-name="T6">8</text:span></text:p>
              </table:table-cell>
              <table:table-cell>
                <text:p text:style-name="P11"><text:span text:style-name="T6">Right 7, krpa 7 (yellow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6" draw:text-style-name="P4" draw:layer="layout" svg:width="0.79cm" svg:height="0.489cm" svg:x="12.467cm" svg:y="13.725cm">
          <draw:text-box>
            <text:p><text:span text:style-name="T3">left</text:span></text:p>
          </draw:text-box>
        </draw:frame>
        <draw:frame draw:style-name="gr27" draw:text-style-name="P4" draw:layer="layout" svg:width="0.921cm" svg:height="0.489cm" svg:x="17.58cm" svg:y="13.827cm">
          <draw:text-box>
            <text:p><text:span text:style-name="T3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3:19:35.752456184</meta:creation-date>
    <meta:generator>LibreOffice/4.3.7.2$Linux_X86_64 LibreOffice_project/430$Build-2</meta:generator>
    <dc:date>2016-07-07T15:24:36.016952063</dc:date>
    <meta:editing-duration>P4DT21H45M29S</meta:editing-duration>
    <meta:editing-cycles>107</meta:editing-cycles>
    <meta:document-statistic meta:object-count="180"/>
  </office:meta>
</office:document-meta>
</file>